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stroke="solid" fo:min-height="15.129cm"/>
    </style:style>
    <style:style style:name="pr7" style:family="presentation" style:parent-style-name="oranssi-outline1">
      <style:graphic-properties draw:stroke="solid" fo:min-height="15.4cm"/>
    </style:style>
    <style:style style:name="pr8" style:family="presentation" style:parent-style-name="oranssi-outline1">
      <style:graphic-properties draw:stroke="solid" fo:min-height="6.362cm"/>
    </style:style>
    <style:style style:name="pr9" style:family="presentation" style:parent-style-name="oranssi-outline1">
      <style:graphic-properties draw:stroke="solid" fo:min-height="13.859cm"/>
    </style:style>
    <style:style style:name="pr10" style:family="presentation" style:parent-style-name="oranssi-outline1">
      <style:graphic-properties draw:stroke="solid" fo:min-height="12.761cm"/>
    </style:style>
    <style:style style:name="pr11" style:family="presentation" style:parent-style-name="oranssi-outline1">
      <style:graphic-properties draw:stroke="solid" fo:min-height="7.314cm"/>
    </style:style>
    <style:style style:name="pr12" style:family="presentation" style:parent-style-name="oranssi-outline1">
      <style:graphic-properties draw:stroke="solid" fo:min-height="7.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7pt" style:font-size-asian="7pt" style:font-size-complex="7pt"/>
    </style:style>
    <style:style style:name="P7" style:family="paragraph">
      <style:paragraph-properties fo:margin-left="0.762cm" fo:margin-right="0.762cm" fo:text-indent="0cm"/>
    </style:style>
    <style:style style:name="P8" style:family="paragraph">
      <style:paragraph-properties fo:margin-left="0.762cm" fo:margin-right="0.762cm" fo:text-indent="0cm"/>
      <style:text-properties style:font-name="FreeMono" fo:font-size="18pt" style:font-size-asian="18pt" style:font-size-complex="18pt"/>
    </style:style>
    <style:style style:name="P9" style:family="paragraph">
      <style:paragraph-properties fo:margin-left="0.508cm" fo:margin-right="0.508cm" fo:text-indent="0cm"/>
    </style:style>
    <style:style style:name="P10" style:family="paragraph">
      <style:paragraph-properties fo:margin-left="0.508cm" fo:margin-right="0.508cm" fo:margin-top="0cm" fo:margin-bottom="0.5cm" fo:text-indent="0cm"/>
    </style:style>
    <style:style style:name="P11" style:family="paragraph">
      <style:paragraph-properties fo:margin-left="0.508cm" fo:margin-right="0.508cm" fo:text-indent="0cm"/>
      <style:text-properties style:font-name="FreeMono"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style:font-name="FreeMono" fo:font-size="54pt" fo:font-weight="normal" style:font-size-asian="54pt" style:font-weight-asian="normal" style:font-size-complex="54pt" style:font-weight-complex="normal"/>
    </style:style>
    <style:style style:name="P14" style:family="paragraph">
      <style:paragraph-properties fo:margin-left="0.762cm" fo:margin-right="0.762cm" fo:margin-top="0cm" fo:margin-bottom="0.508cm" fo:text-indent="0cm"/>
    </style:style>
    <style:style style:name="P15" style:family="paragraph">
      <style:paragraph-properties fo:margin-left="0.762cm" fo:margin-right="0.762cm" fo:margin-top="0cm" fo:margin-bottom="0.508cm" fo:text-indent="0cm"/>
      <style:text-properties style:font-name="FreeMono" fo:font-size="18pt" style:font-size-asian="18pt" style:font-size-complex="18pt"/>
    </style:style>
    <style:style style:name="P16" style:family="paragraph">
      <style:paragraph-properties fo:margin-left="0.762cm" fo:margin-right="0.762cm" fo:margin-top="0.508cm" fo:margin-bottom="0.508cm" fo:text-indent="0cm"/>
    </style:style>
    <style:style style:name="P17" style:family="paragraph">
      <style:paragraph-properties fo:margin-left="0.762cm" fo:margin-right="0.762cm" fo:margin-top="0.508cm" fo:margin-bottom="0.508cm" fo:text-indent="0cm"/>
      <style:text-properties style:font-name="FreeMono" fo:font-size="18pt" style:font-size-asian="18pt" style:font-size-complex="18pt"/>
    </style:style>
    <style:style style:name="P18" style:family="paragraph">
      <style:text-properties style:font-name="FreeMono" fo:font-size="18pt" style:font-size-asian="18pt" style:font-size-complex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underline-style="none"/>
    </style:style>
    <style:style style:name="T9" style:family="text">
      <style:text-properties style:font-name="FreeMono" fo:font-size="20pt" style:text-underline-style="none" style:font-size-asian="20pt" style:font-size-complex="20pt"/>
    </style:style>
    <style:style style:name="T10" style:family="text">
      <style:text-properties style:font-name="FreeMono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style:font-name="FreeMono" fo:font-size="2pt" style:text-underline-style="none" style:font-size-asian="2pt" style:font-size-complex="2pt"/>
    </style:style>
    <style:style style:name="T12" style:family="text">
      <style:text-properties style:font-name="FreeMono"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style:font-name="FreeMono"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FreeMono" fo:font-size="2pt" style:text-underline-style="none" fo:font-weight="normal" style:font-size-asian="2pt" style:font-weight-asian="normal" style:font-size-complex="2pt" style:font-weight-complex="normal"/>
    </style:style>
    <style:style style:name="T15" style:family="text">
      <style:text-properties style:font-name="FreeMono" style:text-underline-style="none"/>
    </style:style>
    <style:style style:name="T16" style:family="text">
      <style:text-properties style:font-name="FreeMono" fo:font-size="32pt" style:text-underline-style="none" fo:font-weight="normal" style:font-size-asian="32pt" style:font-weight-asian="normal" style:font-size-complex="32pt" style:font-weight-complex="normal"/>
    </style:style>
    <style:style style:name="T17" style:family="text">
      <style:text-properties style:font-name="FreeMono" fo:font-size="24pt" style:text-underline-style="none" fo:font-weight="normal" style:font-size-asian="24pt" style:font-weight-asian="normal" style:font-size-complex="24pt" style:font-weight-complex="normal"/>
    </style:style>
    <style:style style:name="T18" style:family="text">
      <style:text-properties style:font-name="FreeMono" fo:font-size="22pt" style:text-underline-style="none" style:font-size-asian="22pt" style:font-size-complex="22pt"/>
    </style:style>
    <style:style style:name="T19" style:family="text">
      <style:text-properties style:font-name="FreeMono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style:font-name="FreeMono" fo:font-size="22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style:font-name="FreeMono" fo:font-size="24pt" style:text-underline-style="none" style:font-size-asian="24pt" style:font-size-complex="24pt"/>
    </style:style>
    <style:style style:name="T22" style:family="text">
      <style:text-properties fo:font-size="26pt" style:text-underline-style="none" style:font-size-asian="26pt" style:font-size-complex="26pt"/>
    </style:style>
    <style:style style:name="T23" style:family="text">
      <style:text-properties style:font-name="FreeMono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</text:span><text:span text:style-name="T1">ao</text:span></text:p>
            <text:p><text:span text:style-name="T1">Processame</text:span><text:span text:style-name="T1">nto de </text:span><text:span text:style-name="T1">Dados</text:span></text:p>
            <text:p><text:span text:style-name="T1"/></text:p>
            <text:p><text:span text:style-name="T2">Listas / </text:span><text:span text:style-name="T2">Vetore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3">Francisco </text:span><text:span text:style-name="T3">Sant'Anna</text:span></text:p>
            <text:p text:style-name="P2"><text:span text:style-name="T4"/></text:p>
            <text:p text:style-name="P2"><text:span text:style-name="T5">francisco@ime.uerj.br</text:span></text:p>
            <text:p text:style-name="P2"><text:span text:style-name="T4"/></text:p>
            <text:p text:style-name="P2"><text:span text:style-name="T6">http://github.com/</text:span><text:span text:style-name="T6">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xercíci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Ler as notas de 50 alunos</text:span></text:p>
              </text:list-item>
              <text:list-item>
                <text:p><text:span text:style-name="T8">Calcular a média das notas</text:span></text:p>
              </text:list-item>
              <text:list-item>
                <text:p><text:span text:style-name="T8">Exibir a quantidade de alunos que ficaram acima </text:span><text:span text:style-name="T8">da mé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mo guardar 50 valores?</text:span></text:p>
          </draw:text-box>
        </draw:frame>
        <draw:frame presentation:style-name="pr6" draw:text-style-name="P8" draw:layer="layout" svg:width="21.176cm" svg:height="15.129cm" svg:x="3.412cm" svg:y="4.614cm" presentation:class="outline" presentation:user-transformed="true">
          <draw:text-box>
            <text:p text:style-name="P7"><text:span text:style-name="T9">n1 = </text:span><text:span text:style-name="T10">int(input())</text:span></text:p>
            <text:p text:style-name="P7"><text:span text:style-name="T9">...</text:span></text:p>
            <text:p text:style-name="P7"><text:span text:style-name="T9">n50 = </text:span><text:span text:style-name="T10">int(input())</text:span></text:p>
            <text:p text:style-name="P7"><text:span text:style-name="T11"/></text:p>
            <text:p text:style-name="P7"><text:span text:style-name="T9">media = (n1 + ... + n50) / 50</text:span></text:p>
            <text:p text:style-name="P7"><text:span text:style-name="T10">print</text:span><text:span text:style-name="T9">(“media das notas”, media)</text:span></text:p>
            <text:p text:style-name="P7"><text:span text:style-name="T11"/></text:p>
            <text:p text:style-name="P7"><text:span text:style-name="T9">quant = 0</text:span></text:p>
            <text:p text:style-name="P7"><text:span text:style-name="T10">if</text:span><text:span text:style-name="T9"> n1 &gt; media:</text:span></text:p>
            <text:p text:style-name="P7"><text:span text:style-name="T9"><text:s text:c="4"/></text:span><text:span text:style-name="T9">quant = quant + 1</text:span></text:p>
            <text:p text:style-name="P7"><text:span text:style-name="T9">...</text:span></text:p>
            <text:p text:style-name="P7"><text:span text:style-name="T10">if</text:span><text:span text:style-name="T9"> n50 &gt; media:</text:span></text:p>
            <text:p text:style-name="P7"><text:span text:style-name="T9"><text:s text:c="4"/></text:span><text:span text:style-name="T9">quant = quant + 1</text:span></text:p>
            <text:p text:style-name="P7"><text:span text:style-name="T10">print</text:span><text:span text:style-name="T9">(“total de alunos acima da media”, quant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mo guardar 50 valores?</text:span></text:p>
          </draw:text-box>
        </draw:frame>
        <draw:frame presentation:style-name="pr7" draw:text-style-name="P11" draw:layer="layout" svg:width="15.928cm" svg:height="15.4cm" svg:x="6.036cm" svg:y="4.614cm" presentation:class="outline" presentation:user-transformed="true">
          <draw:text-box>
            <text:p text:style-name="P9"><text:span text:style-name="T12">ns = </text:span><text:span text:style-name="T13">[0,0,0,0,...,0]</text:span><text:span text:style-name="T12"> # colocar 50 zeros</text:span></text:p>
            <text:p text:style-name="P9"><text:span text:style-name="T12">ns</text:span><text:span text:style-name="T13">[0]</text:span><text:span text:style-name="T12"> = int(input())</text:span></text:p>
            <text:p text:style-name="P9"><text:span text:style-name="T12">...</text:span></text:p>
            <text:p text:style-name="P10"><text:span text:style-name="T12">ns</text:span><text:span text:style-name="T13">[49]</text:span><text:span text:style-name="T12"> = int(input())</text:span></text:p>
            <text:p text:style-name="P9"><text:span text:style-name="T14"/></text:p>
            <text:p text:style-name="P9"><text:span text:style-name="T12">media = (ns</text:span><text:span text:style-name="T13">[0]</text:span><text:span text:style-name="T12"> + ... + ns</text:span><text:span text:style-name="T13">[49]</text:span><text:span text:style-name="T12">) / 50</text:span></text:p>
            <text:p text:style-name="P9"><text:span text:style-name="T12">print(“media das notas”, media)</text:span></text:p>
            <text:p text:style-name="P9"><text:span text:style-name="T14"/></text:p>
            <text:p text:style-name="P9"><text:span text:style-name="T12">quant = 0</text:span></text:p>
            <text:p text:style-name="P9"><text:span text:style-name="T12">if ns</text:span><text:span text:style-name="T13">[0]</text:span><text:span text:style-name="T12"> &gt; media:</text:span></text:p>
            <text:p text:style-name="P9"><text:span text:style-name="T12"><text:s text:c="4"/></text:span><text:span text:style-name="T12">quant = quant + 1</text:span></text:p>
            <text:p text:style-name="P9"><text:span text:style-name="T12">...</text:span></text:p>
            <text:p text:style-name="P9"><text:span text:style-name="T12">if ns</text:span><text:span text:style-name="T13">[49]</text:span><text:span text:style-name="T12"> &gt; media:</text:span></text:p>
            <text:p text:style-name="P9"><text:span text:style-name="T12"><text:s text:c="4"/></text:span><text:span text:style-name="T12">quant = quant + 1</text:span></text:p>
            <text:p text:style-name="P9"><text:span text:style-name="T12">print(“total acima da media”, quant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Listas / Vetores / Cole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Uma lista guarda uma coleção de valores</text:span></text:p>
                <text:list>
                  <text:list-item>
                    <text:p><text:span text:style-name="T15">vs = [10,20,30,40,50]</text:span></text:p>
                  </text:list-item>
                </text:list>
              </text:list-item>
              <text:list-item>
                <text:p><text:span text:style-name="T8">Cada valor fica em uma posição ou “índice”</text:span></text:p>
              </text:list-item>
              <text:list-item>
                <text:p><text:span text:style-name="T8">Para acessar um valor, basta “indexar” a lista</text:span></text:p>
                <text:list>
                  <text:list-item>
                    <text:p><text:span text:style-name="T15">print(vs[1]) <text:s/>--&gt; <text:s/>20</text:span></text:p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19.961cm" svg:height="6.362cm" svg:x="4.02cm" svg:y="13.478cm" presentation:class="outline" presentation:user-transformed="true">
          <draw:text-box>
            <text:p text:style-name="P12"><text:span text:style-name="T16">/------------------------\</text:span></text:p>
            <text:p text:style-name="P12"><text:span text:style-name="T16">| 10 | 20 | 30 | 40 | 50 |</text:span></text:p>
            <text:p text:style-name="P12"><text:span text:style-name="T16">\------------------------/</text:span></text:p>
            <text:p text:style-name="P12"><text:span text:style-name="T16"><text:s text:c="2"/></text:span><text:span text:style-name="T17">i=0 <text:s text:c="2"/>i=1 <text:s text:c="3"/>i=2 <text:s text:c="3"/>i=3 <text:s text:c="2"/>i=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mo evitar essa repetição?</text:span></text:p>
          </draw:text-box>
        </draw:frame>
        <draw:frame presentation:style-name="pr9" draw:text-style-name="P15" draw:layer="layout" svg:width="12.747cm" svg:height="13.859cm" svg:x="0.9cm" svg:y="4.914cm" presentation:class="outline" presentation:user-transformed="true">
          <draw:text-box>
            <text:p text:style-name="P14"><text:span text:style-name="T18">ns = </text:span><text:span text:style-name="T19">[0] * 50</text:span></text:p>
            <text:p text:style-name="P14"><text:span text:style-name="T11"/></text:p>
            <text:p text:style-name="P14"><text:span text:style-name="T18">i = 0</text:span></text:p>
            <text:p text:style-name="P14"><text:span text:style-name="T18">soma = 0</text:span></text:p>
            <text:p text:style-name="P14"><text:span text:style-name="T18">while i &lt; 50:</text:span></text:p>
            <text:p text:style-name="P14"><text:span text:style-name="T18"><text:s text:c="4"/></text:span><text:span text:style-name="T18">ns</text:span><text:span text:style-name="T19">[i]</text:span><text:span text:style-name="T18"> = </text:span><text:span text:style-name="T20">int(input())</text:span></text:p>
            <text:p text:style-name="P14"><text:span text:style-name="T20"><text:s text:c="4"/></text:span><text:span text:style-name="T20">soma = soma + ns</text:span><text:span text:style-name="T19">[i]</text:span></text:p>
            <text:p text:style-name="P14"><text:span text:style-name="T18"><text:s text:c="4"/></text:span><text:span text:style-name="T18">i = i+1</text:span></text:p>
            <text:p text:style-name="P14"><text:span text:style-name="T18">media = soma / 50</text:span></text:p>
            <text:p text:style-name="P14"><text:span text:style-name="T20">print(“media”, media)</text:span></text:p>
          </draw:text-box>
        </draw:frame>
        <draw:frame presentation:style-name="pr9" draw:text-style-name="P17" draw:layer="layout" svg:width="13.187cm" svg:height="13.859cm" svg:x="14.04cm" svg:y="4.915cm" presentation:class="outline" presentation:user-transformed="true">
          <draw:text-box>
            <text:p text:style-name="P16"><text:span text:style-name="T20">i = 0</text:span></text:p>
            <text:p text:style-name="P16"><text:span text:style-name="T20">quant = 0</text:span></text:p>
            <text:p text:style-name="P16"><text:span text:style-name="T20">while i &lt; 50:</text:span></text:p>
            <text:p text:style-name="P16"><text:span text:style-name="T20"><text:s text:c="4"/></text:span><text:span text:style-name="T20">if ns</text:span><text:span text:style-name="T19">[i]</text:span><text:span text:style-name="T20"> &gt; media:</text:span></text:p>
            <text:p text:style-name="P16"><text:span text:style-name="T20"><text:s text:c="8"/></text:span><text:span text:style-name="T20">quant = quant + 1</text:span></text:p>
            <text:p text:style-name="P16"><text:span text:style-name="T20"><text:s text:c="4"/></text:span><text:span text:style-name="T20">i = i+1</text:span></text:p>
            <text:p text:style-name="P16"><text:span text:style-name="T20">print(“total”, quant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Lista – Usos Comuns</text:span></text:p>
          </draw:text-box>
        </draw:frame>
        <draw:frame presentation:style-name="pr10" draw:text-style-name="P18" draw:layer="layout" svg:width="24.597cm" svg:height="12.971cm" svg:x="1.702cm" svg:y="4.914cm" presentation:class="outline" presentation:user-transformed="true">
          <draw:text-box>
            <text:p><text:span text:style-name="T21">ns = [] <text:s text:c="8"/># cria lista vazia</text:span></text:p>
            <text:p><text:span text:style-name="T21">ns = [10,20,30] # cria lista com valores</text:span></text:p>
            <text:p><text:span text:style-name="T21">ns = [0] * 10 <text:s text:c="2"/># cria lista com 0 repetidos</text:span></text:p>
            <text:p><text:span text:style-name="T21"/></text:p>
            <text:p><text:span text:style-name="T21">ns[2] = -20 <text:s text:c="4"/># altera o valor no índice 2</text:span></text:p>
            <text:p><text:span text:style-name="T21">v = vs[2] <text:s text:c="6"/># lê o valor no índice 2</text:span></text:p>
            <text:p><text:span text:style-name="T21"/></text:p>
            <text:p><text:span text:style-name="T21">tam = len(vs) <text:s text:c="2"/># lê a quantidade de valores</text:span></text:p>
            <text:p><text:span text:style-name="T21">ns.append(40) <text:s text:c="2"/># adiciona um novo valor</text:span></text:p>
            <text:p><text:span text:style-name="T21"/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riando uma lista aos poucos</text:span></text:p>
          </draw:text-box>
        </draw:frame>
        <draw:frame presentation:style-name="pr11" draw:text-style-name="P11" draw:layer="layout" svg:width="12.116cm" svg:height="8.426cm" svg:x="7.942cm" svg:y="11.514cm" presentation:class="outline" presentation:user-transformed="true">
          <draw:text-box>
            <text:p text:style-name="P9"><text:span text:style-name="T20">ns = </text:span><text:span text:style-name="T19">[]</text:span></text:p>
            <text:p text:style-name="P9"><text:span text:style-name="T20">i = 0</text:span></text:p>
            <text:p text:style-name="P9"><text:span text:style-name="T20">while i &lt; 50:</text:span></text:p>
            <text:p text:style-name="P9"><text:span text:style-name="T20"><text:s text:c="4"/></text:span><text:span text:style-name="T20">n = int(input())</text:span></text:p>
            <text:p text:style-name="P9"><text:span text:style-name="T20"><text:s text:c="4"/></text:span><text:span text:style-name="T20">ns</text:span><text:span text:style-name="T19">.append</text:span><text:span text:style-name="T20">(n)</text:span></text:p>
            <text:p text:style-name="P9"><text:span text:style-name="T20"><text:s text:c="4"/></text:span><text:span text:style-name="T20">i = i + 1</text:span></text:p>
            <text:p text:style-name="P9"><text:span text:style-name="T20">print(ns)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22">Iniciamos com uma lista vazia</text:span></text:p>
              </text:list-item>
              <text:list-item>
                <text:p><text:span text:style-name="T22">Criamos um </text:span><text:span text:style-name="T23">while</text:span><text:span text:style-name="T22"> de 50 passos (</text:span><text:span text:style-name="T23">i</text:span><text:span text:style-name="T22"> de 0 até 49)</text:span></text:p>
              </text:list-item>
              <text:list-item>
                <text:p><text:span text:style-name="T22">Usamos o </text:span><text:span text:style-name="T23">input</text:span><text:span text:style-name="T22"> para ler um novo valor</text:span></text:p>
              </text:list-item>
              <text:list-item>
                <text:p><text:span text:style-name="T22">Usamos o </text:span><text:span text:style-name="T23">append</text:span><text:span text:style-name="T22"> para expandir a li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Percorrendo uma lista</text:span></text:p>
          </draw:text-box>
        </draw:frame>
        <draw:frame presentation:style-name="pr12" draw:text-style-name="P11" draw:layer="layout" svg:width="21.124cm" svg:height="7.26cm" svg:x="3.438cm" svg:y="12.014cm" presentation:class="outline" presentation:user-transformed="true">
          <draw:text-box>
            <text:p text:style-name="P9"><text:span text:style-name="T20">ns = </text:span><text:span text:style-name="T19">[...]</text:span><text:span text:style-name="T20"> # lista já existente</text:span></text:p>
            <text:p text:style-name="P9"><text:span text:style-name="T20">i = 0</text:span></text:p>
            <text:p text:style-name="P9"><text:span text:style-name="T20">while i &lt; </text:span><text:span text:style-name="T19">len</text:span><text:span text:style-name="T20">(ns):</text:span></text:p>
            <text:p text:style-name="P9"><text:span text:style-name="T20"><text:s text:c="4"/></text:span><text:span text:style-name="T20">n = ns</text:span><text:span text:style-name="T19">[i]</text:span><text:span text:style-name="T20"> <text:s/># acessa o valor no indice i</text:span></text:p>
            <text:p text:style-name="P9"><text:span text:style-name="T20"><text:s text:c="4"/></text:span><text:span text:style-name="T20">print(n) <text:s text:c="2"/># faz algo com esse valor</text:span></text:p>
            <text:p text:style-name="P9"><text:span text:style-name="T20"><text:s text:c="4"/></text:span><text:span text:style-name="T20">i = i + 1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22">Percorrer uma lista significa acessar cada elemento um a </text:span><text:span text:style-name="T22">um</text:span></text:p>
              </text:list-item>
              <text:list-item>
                <text:p><text:span text:style-name="T22">Criamos um </text:span><text:span text:style-name="T23">while</text:span><text:span text:style-name="T22"> de </text:span><text:span text:style-name="T23">N</text:span><text:span text:style-name="T22"> passos (</text:span><text:span text:style-name="T23">i</text:span><text:span text:style-name="T22"> de 0 até o tamanho)</text:span></text:p>
              </text:list-item>
              <text:list-item>
                <text:p><text:span text:style-name="T22">Acessamos o valor em cada índice</text:span></text:p>
              </text:list-item>
              <text:list-item>
                <text:p><text:span text:style-name="T22">Realizamos uma ação com esse val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44</meta:editing-cycles>
    <meta:editing-duration>P51DT3H59M54S</meta:editing-duration>
    <meta:initial-creator>chico </meta:initial-creator>
    <dc:date>2019-10-17T08:57:13.219090527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